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background-color="#ccff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9/12/2014 com Chu no IFSC</text:h>
      <text:p text:style-name="Standard">Material para discussão em: <text:a xlink:type="simple" xlink:href="https://github.com/ttm/tese/blob/master/ApresentacoesArtigos/reunioesChu/09122014.pdf?raw=true">https://github.com/ttm/tese/blob/master/ApresentacoesArtigos/reunioesChu/09122014.pdf?raw=true</text:a></text:p>
      <text:p text:style-name="Standard"/>
      <text:p text:style-name="Standard">Sugestões do Chu foram:</text:p>
      <text:list xml:id="list677537252" text:style-name="L1">
        <text:list-item>
          <text:p text:style-name="P1">artigos. Inclusive artigos de ontologias. De música também.</text:p>
        </text:list-item>
        <text:list-item>
          <text:p text:style-name="P1">Adiar disciplina de música para ano para depois do doc, pois há discrepância regimental.</text:p>
        </text:list-item>
        <text:list-item>
          <text:p text:style-name="P1">Não implementar nem articular, apenas escrever artigos, pois é o que conta ponto.</text:p>
          <text:list>
            <text:list-item>
              <text:p text:style-name="P3">Questões: dar aula não conta ponto? Extensão não conta ponto?</text:p>
            </text:list-item>
          </text:list>
        </text:list-item>
        <text:list-item>
          <text:p text:style-name="P1">Qualificar o quanto antes com o que já temos. Defender na sequência se possível.</text:p>
        </text:list-item>
      </text:list>
      <text:p text:style-name="Standard"/>
      <text:p text:style-name="Standard">Expliquei sobre as percolações do tecido social. Chu reconheceu potencial, faltaram elementos para ele conseguir absorver o que foi feito. Talvez na próxima reunião.</text:p>
      <text:p text:style-name="Standard"/>
      <text:p text:style-name="Standard">Sugestão minha:</text:p>
      <text:list xml:id="list433245021" text:style-name="L2">
        <text:list-item>
          <text:p text:style-name="P2">alocar parte da nossa dedicação para aplicar os conhecimentos adquiridos com a pesquisa. Ex:</text:p>
          <text:list>
            <text:list-item>
              <text:p text:style-name="P2">desenhar aplicações. Articular com interessados para aproveitarem os conhecimentos.</text:p>
            </text:list-item>
            <text:list-item>
              <text:p text:style-name="P2">Experimentos percolatórios. Do Chu sobre seu livro. Geral sobre compartilhamento material e imaterial. Distribuição livre de escala e suas características igualitárias e desiguai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2:20:47</meta:creation-date>
    <dc:date>2014-12-11T13:00:37</dc:date>
    <dc:creator>R Fabbri</dc:creator>
    <meta:editing-duration>PT24M20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54" meta:character-count="1099" meta:non-whitespace-character-count="966"/>
  </office:meta>
</office:document-meta>
</file>